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/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15" calcext:value-type="float">
            <text:p>4,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5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6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5"/>
          <table:table-cell table:style-name="Default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6"/>
          <table:table-cell table:style-name="ce16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6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6"/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17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 table:number-columns-repeated="6"/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18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table:number-columns-repeated="11"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6:'1103'.J26">
            <calcext:condition calcext:apply-style-name="Sin título3" calcext:value="&lt;3" calcext:base-cell-address="'1103'.J3"/>
          </calcext:conditional-format>
          <calcext:conditional-format calcext:target-range-address="'1103'.J10:'1103'.J10">
            <calcext:condition calcext:apply-style-name="Sin título3" calcext:value="&lt;3" calcext:base-cell-address="'1103'.J3"/>
          </calcext:conditional-format>
          <calcext:conditional-format calcext:target-range-address="'1103'.J32:'1103'.J32">
            <calcext:condition calcext:apply-style-name="Sin título3" calcext:value="&lt;3" calcext:base-cell-address="'1103'.J3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1:32:00.321957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6T21:43:44.342787321</dc:date>
    <dc:creator>Germán Ramírez</dc:creator>
    <meta:editing-duration>P1DT14H55M51S</meta:editing-duration>
    <meta:editing-cycles>57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904" meta:object-count="0"/>
  </office:meta>
</office:document-meta>
</file>